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.11mm"/>
    </style:style>
    <style:style style:name="co2" style:family="table-column">
      <style:table-column-properties fo:break-before="auto" style:column-width="28.08mm"/>
    </style:style>
    <style:style style:name="co3" style:family="table-column">
      <style:table-column-properties fo:break-before="auto" style:column-width="22.4mm"/>
    </style:style>
    <style:style style:name="co4" style:family="table-column">
      <style:table-column-properties fo:break-before="auto" style:column-width="16.97mm"/>
    </style:style>
    <style:style style:name="co5" style:family="table-column">
      <style:table-column-properties fo:break-before="auto" style:column-width="17.4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irst" table:style-name="ta1">
        <table:shapes>
          <draw:frame draw:z-index="0" draw:style-name="gr1" draw:text-style-name="P1" svg:width="160.11mm" svg:height="90.09mm" svg:x="140.26mm" svg:y="6.55mm">
            <loext:p draw:notify-on-update-of-ranges="first.A2:first.A11 first.C1:first.C1 first.C2:first.C11 first.D1:first.D1 first.D2:first.D11 first.E1:first.E1 first.E2:first.E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stf</text:p>
          </table:table-cell>
          <table:table-cell table:style-name="ce1" office:value-type="string" calcext:value-type="string">
            <text:p>preprocessing</text:p>
          </table:table-cell>
          <table:table-cell table:style-name="ce1" office:value-type="string" calcext:value-type="string">
            <text:p>processing</text:p>
          </table:table-cell>
          <table:table-cell table:style-name="ce1" office:value-type="string" calcext:value-type="string">
            <text:p>memory</text:p>
          </table:table-cell>
          <table:table-cell table:style-name="ce1" office:value-type="string" calcext:value-type="string">
            <text:p>duration</text:p>
          </table:table-cell>
          <table:table-cell table:style-name="ce1" table:number-columns-repeated="1019"/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4.05" calcext:value-type="float">
            <text:p>4.05</text:p>
          </table:table-cell>
          <table:table-cell table:formula="of:=4939.43-[.B2]" office:value-type="float" office:value="4935.38" calcext:value-type="float">
            <text:p>4935.38</text:p>
          </table:table-cell>
          <table:table-cell table:formula="of:=263264/1024" office:value-type="float" office:value="257.09375" calcext:value-type="float">
            <text:p>257.09375</text:p>
          </table:table-cell>
          <table:table-cell table:formula="of:=(60+45)*60+51" office:value-type="float" office:value="6351" calcext:value-type="float">
            <text:p>6351</text:p>
          </table:table-cell>
          <table:table-cell table:number-columns-repeated="1019"/>
        </table:table-row>
        <table:table-row table:style-name="ro1">
          <table:table-cell office:value-type="float" office:value="6056" calcext:value-type="float">
            <text:p>6056</text:p>
          </table:table-cell>
          <table:table-cell office:value-type="float" office:value="8.34" calcext:value-type="float">
            <text:p>8.34</text:p>
          </table:table-cell>
          <table:table-cell table:formula="of:=4986.9-[.B3]" office:value-type="float" office:value="4978.56" calcext:value-type="float">
            <text:p>4978.56</text:p>
          </table:table-cell>
          <table:table-cell table:formula="of:=206192/1024" office:value-type="float" office:value="201.359375" calcext:value-type="float">
            <text:p>201.359375</text:p>
          </table:table-cell>
          <table:table-cell table:formula="of:=(60+41)*60+49" office:value-type="float" office:value="6109" calcext:value-type="float">
            <text:p>6109</text:p>
          </table:table-cell>
          <table:table-cell table:number-columns-repeated="1019"/>
        </table:table-row>
        <table:table-row table:style-name="ro1">
          <table:table-cell office:value-type="float" office:value="9084" calcext:value-type="float">
            <text:p>9084</text:p>
          </table:table-cell>
          <table:table-cell office:value-type="float" office:value="8.33" calcext:value-type="float">
            <text:p>8.33</text:p>
          </table:table-cell>
          <table:table-cell table:formula="of:=4986.9-[.B4]" office:value-type="float" office:value="4978.57" calcext:value-type="float">
            <text:p>4978.57</text:p>
          </table:table-cell>
          <table:table-cell table:formula="of:=190292/1024" office:value-type="float" office:value="185.83203125" calcext:value-type="float">
            <text:p>185.83203125</text:p>
          </table:table-cell>
          <table:table-cell table:formula="of:=(60+39)*60+32" office:value-type="float" office:value="5972" calcext:value-type="float">
            <text:p>5972</text:p>
          </table:table-cell>
          <table:table-cell table:number-columns-repeated="1019"/>
        </table:table-row>
        <table:table-row table:style-name="ro1">
          <table:table-cell office:value-type="float" office:value="12112" calcext:value-type="float">
            <text:p>12112</text:p>
          </table:table-cell>
          <table:table-cell office:value-type="float" office:value="8.3" calcext:value-type="float">
            <text:p>8.3</text:p>
          </table:table-cell>
          <table:table-cell table:formula="of:=4955.55-[.B5]" office:value-type="float" office:value="4947.25" calcext:value-type="float">
            <text:p>4947.25</text:p>
          </table:table-cell>
          <table:table-cell table:formula="of:=180368/1024" office:value-type="float" office:value="176.140625" calcext:value-type="float">
            <text:p>176.140625</text:p>
          </table:table-cell>
          <table:table-cell table:formula="of:=(60+37)*60+23" office:value-type="float" office:value="5843" calcext:value-type="float">
            <text:p>5843</text:p>
          </table:table-cell>
          <table:table-cell table:number-columns-repeated="1019"/>
        </table:table-row>
        <table:table-row table:style-name="ro1">
          <table:table-cell office:value-type="float" office:value="15140" calcext:value-type="float">
            <text:p>15140</text:p>
          </table:table-cell>
          <table:table-cell office:value-type="float" office:value="8.25" calcext:value-type="float">
            <text:p>8.25</text:p>
          </table:table-cell>
          <table:table-cell table:formula="of:=4966.46-[.B6]" office:value-type="float" office:value="4958.21" calcext:value-type="float">
            <text:p>4958.21</text:p>
          </table:table-cell>
          <table:table-cell table:formula="of:=173328/1024" office:value-type="float" office:value="169.265625" calcext:value-type="float">
            <text:p>169.265625</text:p>
          </table:table-cell>
          <table:table-cell table:formula="of:=(60+36)*60+14" office:value-type="float" office:value="5774" calcext:value-type="float">
            <text:p>5774</text:p>
          </table:table-cell>
          <table:table-cell table:number-columns-repeated="1019"/>
        </table:table-row>
        <table:table-row table:style-name="ro1">
          <table:table-cell office:value-type="float" office:value="18168" calcext:value-type="float">
            <text:p>18168</text:p>
          </table:table-cell>
          <table:table-cell office:value-type="float" office:value="8.41" calcext:value-type="float">
            <text:p>8.41</text:p>
          </table:table-cell>
          <table:table-cell table:formula="of:=5000.78-[.B7]" office:value-type="float" office:value="4992.37" calcext:value-type="float">
            <text:p>4992.37</text:p>
          </table:table-cell>
          <table:table-cell table:formula="of:=169936/1024" office:value-type="float" office:value="165.953125" calcext:value-type="float">
            <text:p>165.953125</text:p>
          </table:table-cell>
          <table:table-cell table:formula="of:=(60+35)*60+48" office:value-type="float" office:value="5748" calcext:value-type="float">
            <text:p>5748</text:p>
          </table:table-cell>
          <table:table-cell table:number-columns-repeated="1019"/>
        </table:table-row>
        <table:table-row table:style-name="ro1">
          <table:table-cell office:value-type="float" office:value="21196" calcext:value-type="float">
            <text:p>21196</text:p>
          </table:table-cell>
          <table:table-cell office:value-type="float" office:value="8.24" calcext:value-type="float">
            <text:p>8.24</text:p>
          </table:table-cell>
          <table:table-cell table:formula="of:=4992.17-[.B8]" office:value-type="float" office:value="4983.93" calcext:value-type="float">
            <text:p>4983.93</text:p>
          </table:table-cell>
          <table:table-cell table:formula="of:=167764/1024" office:value-type="float" office:value="163.83203125" calcext:value-type="float">
            <text:p>163.83203125</text:p>
          </table:table-cell>
          <table:table-cell table:formula="of:=(60+35)*60+54" office:value-type="float" office:value="5754" calcext:value-type="float">
            <text:p>5754</text:p>
          </table:table-cell>
          <table:table-cell table:number-columns-repeated="1019"/>
        </table:table-row>
        <table:table-row table:style-name="ro1">
          <table:table-cell office:value-type="float" office:value="24224" calcext:value-type="float">
            <text:p>24224</text:p>
          </table:table-cell>
          <table:table-cell office:value-type="float" office:value="8.24" calcext:value-type="float">
            <text:p>8.24</text:p>
          </table:table-cell>
          <table:table-cell table:formula="of:=5043.36-[.B9]" office:value-type="float" office:value="5035.12" calcext:value-type="float">
            <text:p>5035.12</text:p>
          </table:table-cell>
          <table:table-cell table:formula="of:=165208/1024" office:value-type="float" office:value="161.3359375" calcext:value-type="float">
            <text:p>161.3359375</text:p>
          </table:table-cell>
          <table:table-cell table:formula="of:=(60+41)*60+28" office:value-type="float" office:value="6088" calcext:value-type="float">
            <text:p>6088</text:p>
          </table:table-cell>
          <table:table-cell table:number-columns-repeated="1019"/>
        </table:table-row>
        <table:table-row table:style-name="ro1">
          <table:table-cell office:value-type="float" office:value="27252" calcext:value-type="float">
            <text:p>27252</text:p>
          </table:table-cell>
          <table:table-cell office:value-type="float" office:value="8.26" calcext:value-type="float">
            <text:p>8.26</text:p>
          </table:table-cell>
          <table:table-cell table:formula="of:=5010.09-[.B10]" office:value-type="float" office:value="5001.83" calcext:value-type="float">
            <text:p>5001.83</text:p>
          </table:table-cell>
          <table:table-cell table:formula="of:=162968/1024" office:value-type="float" office:value="159.1484375" calcext:value-type="float">
            <text:p>159.1484375</text:p>
          </table:table-cell>
          <table:table-cell table:formula="of:=(60+42)*60+44" office:value-type="float" office:value="6164" calcext:value-type="float">
            <text:p>6164</text:p>
          </table:table-cell>
          <table:table-cell table:number-columns-repeated="1019"/>
        </table:table-row>
        <table:table-row table:style-name="ro1">
          <table:table-cell office:value-type="float" office:value="30280" calcext:value-type="float">
            <text:p>30280</text:p>
          </table:table-cell>
          <table:table-cell office:value-type="float" office:value="8.26" calcext:value-type="float">
            <text:p>8.26</text:p>
          </table:table-cell>
          <table:table-cell table:formula="of:=5085.55-[.B11]" office:value-type="float" office:value="5077.29" calcext:value-type="float">
            <text:p>5077.29</text:p>
          </table:table-cell>
          <table:table-cell table:formula="of:=163276/1024" office:value-type="float" office:value="159.44921875" calcext:value-type="float">
            <text:p>159.44921875</text:p>
          </table:table-cell>
          <table:table-cell table:formula="of:=122*60+47" office:value-type="float" office:value="7367" calcext:value-type="float">
            <text:p>7367</text:p>
          </table:table-cell>
          <table:table-cell table:number-columns-repeated="1019"/>
        </table:table-row>
      </table:table>
      <table:table table:name="second" table:style-name="ta1">
        <table:shapes>
          <draw:frame draw:z-index="0" draw:style-name="gr1" draw:text-style-name="P1" svg:width="160.11mm" svg:height="90.09mm" svg:x="140.96mm" svg:y="9.04mm">
            <loext:p draw:notify-on-update-of-ranges="second.A2:second.A11 second.C1:second.C1 second.C2:second.C11 second.D1:second.D1 second.D2:second.D11 second.E1:second.E1 second.E2:second.E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2" table:default-cell-style-name="Default"/>
        <table:table-column table:style-name="co6" table:number-columns-repeated="2" table:default-cell-style-name="ce3"/>
        <table:table-column table:style-name="co6" table:default-cell-style-name="Default"/>
        <table:table-row table:style-name="ro1">
          <table:table-cell table:style-name="ce1" office:value-type="string" calcext:value-type="string">
            <text:p>stf</text:p>
          </table:table-cell>
          <table:table-cell table:style-name="ce1" office:value-type="string" calcext:value-type="string">
            <text:p>preprocessing</text:p>
          </table:table-cell>
          <table:table-cell table:style-name="ce2" office:value-type="string" calcext:value-type="string">
            <text:p>processing</text:p>
          </table:table-cell>
          <table:table-cell table:style-name="ce2" office:value-type="string" calcext:value-type="string">
            <text:p>memory</text:p>
          </table:table-cell>
          <table:table-cell table:style-name="ce1" office:value-type="string" calcext:value-type="string">
            <text:p>duration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8.63" calcext:value-type="float">
            <text:p>8.63</text:p>
          </table:table-cell>
          <table:table-cell office:value-type="float" office:value="5205.23" calcext:value-type="float">
            <text:p>5205.23</text:p>
          </table:table-cell>
          <table:table-cell table:formula="of:=262532/1024" office:value-type="float" office:value="256.37890625" calcext:value-type="float">
            <text:p>256.38</text:p>
          </table:table-cell>
          <table:table-cell table:formula="of:=(120+43)*60+15" office:value-type="float" office:value="9795" calcext:value-type="float">
            <text:p>9795</text:p>
          </table:table-cell>
        </table:table-row>
        <table:table-row table:style-name="ro1">
          <table:table-cell office:value-type="float" office:value="6056" calcext:value-type="float">
            <text:p>6056</text:p>
          </table:table-cell>
          <table:table-cell office:value-type="float" office:value="8.64" calcext:value-type="float">
            <text:p>8.64</text:p>
          </table:table-cell>
          <table:table-cell office:value-type="float" office:value="5163.54" calcext:value-type="float">
            <text:p>5163.54</text:p>
          </table:table-cell>
          <table:table-cell table:formula="of:=206208/1024" office:value-type="float" office:value="201.375" calcext:value-type="float">
            <text:p>201.38</text:p>
          </table:table-cell>
          <table:table-cell table:formula="of:=(120+41)*60+50" office:value-type="float" office:value="9710" calcext:value-type="float">
            <text:p>9710</text:p>
          </table:table-cell>
        </table:table-row>
        <table:table-row table:style-name="ro1">
          <table:table-cell office:value-type="float" office:value="9084" calcext:value-type="float">
            <text:p>9084</text:p>
          </table:table-cell>
          <table:table-cell office:value-type="float" office:value="8.83" calcext:value-type="float">
            <text:p>8.83</text:p>
          </table:table-cell>
          <table:table-cell office:value-type="float" office:value="5119" calcext:value-type="float">
            <text:p>5119.00</text:p>
          </table:table-cell>
          <table:table-cell table:formula="of:=189952/1024" office:value-type="float" office:value="185.5" calcext:value-type="float">
            <text:p>185.50</text:p>
          </table:table-cell>
          <table:table-cell table:formula="of:=(120+45)*60+59" office:value-type="float" office:value="9959" calcext:value-type="float">
            <text:p>9959</text:p>
          </table:table-cell>
        </table:table-row>
        <table:table-row table:style-name="ro1">
          <table:table-cell office:value-type="float" office:value="12112" calcext:value-type="float">
            <text:p>12112</text:p>
          </table:table-cell>
          <table:table-cell office:value-type="float" office:value="8.41" calcext:value-type="float">
            <text:p>8.41</text:p>
          </table:table-cell>
          <table:table-cell office:value-type="float" office:value="5078.98" calcext:value-type="float">
            <text:p>5078.98</text:p>
          </table:table-cell>
          <table:table-cell table:formula="of:=180856/1024" office:value-type="float" office:value="176.6171875" calcext:value-type="float">
            <text:p>176.62</text:p>
          </table:table-cell>
          <table:table-cell table:formula="of:=(120+45)*60+50" office:value-type="float" office:value="9950" calcext:value-type="float">
            <text:p>9950</text:p>
          </table:table-cell>
        </table:table-row>
        <table:table-row table:style-name="ro1">
          <table:table-cell office:value-type="float" office:value="15140" calcext:value-type="float">
            <text:p>15140</text:p>
          </table:table-cell>
          <table:table-cell office:value-type="float" office:value="8.34" calcext:value-type="float">
            <text:p>8.34</text:p>
          </table:table-cell>
          <table:table-cell office:value-type="float" office:value="5086.8" calcext:value-type="float">
            <text:p>5086.80</text:p>
          </table:table-cell>
          <table:table-cell table:formula="of:=172988/1024" office:value-type="float" office:value="168.93359375" calcext:value-type="float">
            <text:p>168.93</text:p>
          </table:table-cell>
          <table:table-cell table:formula="of:=(120+45)*60+53" office:value-type="float" office:value="9953" calcext:value-type="float">
            <text:p>9953</text:p>
          </table:table-cell>
        </table:table-row>
        <table:table-row table:style-name="ro1">
          <table:table-cell office:value-type="float" office:value="18168" calcext:value-type="float">
            <text:p>18168</text:p>
          </table:table-cell>
          <table:table-cell office:value-type="float" office:value="8.87" calcext:value-type="float">
            <text:p>8.87</text:p>
          </table:table-cell>
          <table:table-cell office:value-type="float" office:value="5119.62" calcext:value-type="float">
            <text:p>5119.62</text:p>
          </table:table-cell>
          <table:table-cell table:formula="of:=169608/1024" office:value-type="float" office:value="165.6328125" calcext:value-type="float">
            <text:p>165.63</text:p>
          </table:table-cell>
          <table:table-cell table:formula="of:=(120+46)*60+52"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21196" calcext:value-type="float">
            <text:p>21196</text:p>
          </table:table-cell>
          <table:table-cell office:value-type="float" office:value="9.53" calcext:value-type="float">
            <text:p>9.53</text:p>
          </table:table-cell>
          <table:table-cell office:value-type="float" office:value="5102.76" calcext:value-type="float">
            <text:p>5102.76</text:p>
          </table:table-cell>
          <table:table-cell table:formula="of:=166356/1024" office:value-type="float" office:value="162.45703125" calcext:value-type="float">
            <text:p>162.46</text:p>
          </table:table-cell>
          <table:table-cell table:formula="of:=(120+46)*60+16" office:value-type="float" office:value="9976" calcext:value-type="float">
            <text:p>9976</text:p>
          </table:table-cell>
        </table:table-row>
        <table:table-row table:style-name="ro1">
          <table:table-cell office:value-type="float" office:value="24224" calcext:value-type="float">
            <text:p>24224</text:p>
          </table:table-cell>
          <table:table-cell office:value-type="float" office:value="8.72" calcext:value-type="float">
            <text:p>8.72</text:p>
          </table:table-cell>
          <table:table-cell office:value-type="float" office:value="5158.38" calcext:value-type="float">
            <text:p>5158.38</text:p>
          </table:table-cell>
          <table:table-cell table:formula="of:=166276/1024" office:value-type="float" office:value="162.37890625" calcext:value-type="float">
            <text:p>162.38</text:p>
          </table:table-cell>
          <table:table-cell table:formula="of:=(120+48)*60+13" office:value-type="float" office:value="10093" calcext:value-type="float">
            <text:p>10093</text:p>
          </table:table-cell>
        </table:table-row>
        <table:table-row table:style-name="ro1">
          <table:table-cell office:value-type="float" office:value="27252" calcext:value-type="float">
            <text:p>27252</text:p>
          </table:table-cell>
          <table:table-cell office:value-type="float" office:value="8.63" calcext:value-type="float">
            <text:p>8.63</text:p>
          </table:table-cell>
          <table:table-cell office:value-type="float" office:value="5118.1" calcext:value-type="float">
            <text:p>5118.10</text:p>
          </table:table-cell>
          <table:table-cell table:formula="of:=164224/1024" office:value-type="float" office:value="160.375" calcext:value-type="float">
            <text:p>160.38</text:p>
          </table:table-cell>
          <table:table-cell table:formula="of:=(120+46)*60+57" office:value-type="float" office:value="10017" calcext:value-type="float">
            <text:p>10017</text:p>
          </table:table-cell>
        </table:table-row>
        <table:table-row table:style-name="ro1">
          <table:table-cell office:value-type="float" office:value="30280" calcext:value-type="float">
            <text:p>30280</text:p>
          </table:table-cell>
          <table:table-cell office:value-type="float" office:value="8.42" calcext:value-type="float">
            <text:p>8.42</text:p>
          </table:table-cell>
          <table:table-cell office:value-type="float" office:value="5150.28" calcext:value-type="float">
            <text:p>5150.28</text:p>
          </table:table-cell>
          <table:table-cell table:formula="of:=163312/1024" office:value-type="float" office:value="159.484375" calcext:value-type="float">
            <text:p>159.48</text:p>
          </table:table-cell>
          <table:table-cell table:formula="of:=(120+47)*60+59" office:value-type="float" office:value="10079" calcext:value-type="float">
            <text:p>10079</text:p>
          </table:table-cell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00/00/0000</text:date>, <text:time style:data-style-name="N2" text:time-value="13:32:16.0942068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4:01:32.622816466</meta:creation-date>
    <dc:date>2018-01-15T13:46:46.678509137</dc:date>
    <meta:editing-duration>PT34M57S</meta:editing-duration>
    <meta:editing-cycles>4</meta:editing-cycles>
    <meta:generator>LibreOffice/5.1.4.2$Linux_X86_64 LibreOffice_project/10m0$Build-2</meta:generator>
    <meta:document-statistic meta:table-count="2" meta:cell-count="1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4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2cm" svg:height="9.01cm" xlink:href=".." xlink:type="simple" chart:class="chart:line" chart:style-name="ch1">
        <chart:title svg:x="1.864cm" svg:y="0.316cm" chart:style-name="ch2">
          <text:p>MultiEDSM times with changing SuffixTree Factor up to [M/w]</text:p>
        </chart:title>
        <chart:legend chart:legend-position="end" svg:x="13.001cm" svg:y="3.708cm" style:legend-expansion="high" chart:style-name="ch3"/>
        <chart:plot-area chart:style-name="ch4" table:cell-range-address="first.A2:first.A11 first.C1:first.E11" chart:data-source-has-labels="both" svg:x="1.331cm" svg:y="1.275cm" svg:width="10.469cm" svg:height="6.574cm">
          <chartooo:coordinate-region svg:x="2.323cm" svg:y="1.474cm" svg:width="8.669cm" svg:height="5.728cm"/>
          <chart:axis chart:dimension="x" chart:name="primary-x" chart:style-name="ch5" chartooo:axis-type="auto">
            <chartooo:date-scale/>
            <chart:title svg:x="4.894cm" svg:y="8.029cm" chart:style-name="ch6">
              <text:p>Suffix Tree Factor (Tau)</text:p>
            </chart:title>
            <chart:categories table:cell-range-address="first.A2:first.A11"/>
          </chart:axis>
          <chart:axis chart:dimension="y" chart:name="primary-y" chart:style-name="ch7">
            <chart:title svg:x="0.451cm" svg:y="5.188cm" chart:style-name="ch8">
              <text:p>Time (s)</text:p>
            </chart:title>
            <chart:grid chart:style-name="ch9" chart:class="major"/>
          </chart:axis>
          <chart:axis chart:dimension="y" chart:name="secondary-y" chart:style-name="ch10">
            <chart:title svg:x="12.12cm" svg:y="5.585cm" chart:style-name="ch8">
              <text:p>Memory (MB)</text:p>
            </chart:title>
          </chart:axis>
          <chart:series chart:attached-axis="primary-y" chart:style-name="ch11" chart:values-cell-range-address="first.C2:first.C11" chart:label-cell-address="first.C1:first.C1" chart:class="chart:line">
            <chart:data-point chart:repeated="10"/>
          </chart:series>
          <chart:series chart:attached-axis="secondary-y" chart:style-name="ch12" chart:values-cell-range-address="first.D2:first.D11" chart:label-cell-address="first.D1:first.D1" chart:class="chart:line">
            <chart:data-point chart:repeated="10"/>
          </chart:series>
          <chart:series chart:attached-axis="primary-y" chart:style-name="ch13" chart:values-cell-range-address="first.E2:first.E11" chart:label-cell-address="first.E1:first.E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ssing</text:p>
                <draw:g>
                  <svg:desc>first.C1:first.C1</svg:desc>
                </draw:g>
              </table:table-cell>
              <table:table-cell office:value-type="string">
                <text:p>memory</text:p>
                <draw:g>
                  <svg:desc>first.D1:first.D1</svg:desc>
                </draw:g>
              </table:table-cell>
              <table:table-cell office:value-type="string">
                <text:p>duration</text:p>
                <draw:g>
                  <svg:desc>first.E1:first.E1</svg:desc>
                </draw:g>
              </table:table-cell>
            </table:table-row>
          </table:table-header-rows>
          <table:table-rows>
            <table:table-row>
              <table:table-cell office:value-type="float" office:value="3028">
                <text:p>3028</text:p>
                <draw:g>
                  <svg:desc>first.A2:first.A11</svg:desc>
                </draw:g>
              </table:table-cell>
              <table:table-cell office:value-type="float" office:value="4935.38">
                <text:p>4935.38</text:p>
                <draw:g>
                  <svg:desc>first.C2:first.C11</svg:desc>
                </draw:g>
              </table:table-cell>
              <table:table-cell office:value-type="float" office:value="257.09375">
                <text:p>257.09375</text:p>
                <draw:g>
                  <svg:desc>first.D2:first.D11</svg:desc>
                </draw:g>
              </table:table-cell>
              <table:table-cell office:value-type="float" office:value="6351">
                <text:p>6351</text:p>
                <draw:g>
                  <svg:desc>first.E2:first.E11</svg:desc>
                </draw:g>
              </table:table-cell>
            </table:table-row>
            <table:table-row>
              <table:table-cell office:value-type="float" office:value="6056">
                <text:p>6056</text:p>
              </table:table-cell>
              <table:table-cell office:value-type="float" office:value="4978.56">
                <text:p>4978.56</text:p>
              </table:table-cell>
              <table:table-cell office:value-type="float" office:value="201.359375">
                <text:p>201.359375</text:p>
              </table:table-cell>
              <table:table-cell office:value-type="float" office:value="6109">
                <text:p>6109</text:p>
              </table:table-cell>
            </table:table-row>
            <table:table-row>
              <table:table-cell office:value-type="float" office:value="9084">
                <text:p>9084</text:p>
              </table:table-cell>
              <table:table-cell office:value-type="float" office:value="4978.57">
                <text:p>4978.57</text:p>
              </table:table-cell>
              <table:table-cell office:value-type="float" office:value="185.83203125">
                <text:p>185.83203125</text:p>
              </table:table-cell>
              <table:table-cell office:value-type="float" office:value="5972">
                <text:p>5972</text:p>
              </table:table-cell>
            </table:table-row>
            <table:table-row>
              <table:table-cell office:value-type="float" office:value="12112">
                <text:p>12112</text:p>
              </table:table-cell>
              <table:table-cell office:value-type="float" office:value="4947.25">
                <text:p>4947.25</text:p>
              </table:table-cell>
              <table:table-cell office:value-type="float" office:value="176.140625">
                <text:p>176.140625</text:p>
              </table:table-cell>
              <table:table-cell office:value-type="float" office:value="5843">
                <text:p>5843</text:p>
              </table:table-cell>
            </table:table-row>
            <table:table-row>
              <table:table-cell office:value-type="float" office:value="15140">
                <text:p>15140</text:p>
              </table:table-cell>
              <table:table-cell office:value-type="float" office:value="4958.21">
                <text:p>4958.21</text:p>
              </table:table-cell>
              <table:table-cell office:value-type="float" office:value="169.265625">
                <text:p>169.265625</text:p>
              </table:table-cell>
              <table:table-cell office:value-type="float" office:value="5774">
                <text:p>5774</text:p>
              </table:table-cell>
            </table:table-row>
            <table:table-row>
              <table:table-cell office:value-type="float" office:value="18168">
                <text:p>18168</text:p>
              </table:table-cell>
              <table:table-cell office:value-type="float" office:value="4992.37">
                <text:p>4992.37</text:p>
              </table:table-cell>
              <table:table-cell office:value-type="float" office:value="165.953125">
                <text:p>165.953125</text:p>
              </table:table-cell>
              <table:table-cell office:value-type="float" office:value="5748">
                <text:p>5748</text:p>
              </table:table-cell>
            </table:table-row>
            <table:table-row>
              <table:table-cell office:value-type="float" office:value="21196">
                <text:p>21196</text:p>
              </table:table-cell>
              <table:table-cell office:value-type="float" office:value="4983.93">
                <text:p>4983.93</text:p>
              </table:table-cell>
              <table:table-cell office:value-type="float" office:value="163.83203125">
                <text:p>163.83203125</text:p>
              </table:table-cell>
              <table:table-cell office:value-type="float" office:value="5754">
                <text:p>5754</text:p>
              </table:table-cell>
            </table:table-row>
            <table:table-row>
              <table:table-cell office:value-type="float" office:value="24224">
                <text:p>24224</text:p>
              </table:table-cell>
              <table:table-cell office:value-type="float" office:value="5035.12">
                <text:p>5035.12</text:p>
              </table:table-cell>
              <table:table-cell office:value-type="float" office:value="161.3359375">
                <text:p>161.3359375</text:p>
              </table:table-cell>
              <table:table-cell office:value-type="float" office:value="6088">
                <text:p>6088</text:p>
              </table:table-cell>
            </table:table-row>
            <table:table-row>
              <table:table-cell office:value-type="float" office:value="27252">
                <text:p>27252</text:p>
              </table:table-cell>
              <table:table-cell office:value-type="float" office:value="5001.83">
                <text:p>5001.83</text:p>
              </table:table-cell>
              <table:table-cell office:value-type="float" office:value="159.1484375">
                <text:p>159.1484375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float" office:value="30280">
                <text:p>30280</text:p>
              </table:table-cell>
              <table:table-cell office:value-type="float" office:value="5077.29">
                <text:p>5077.29</text:p>
              </table:table-cell>
              <table:table-cell office:value-type="float" office:value="159.44921875">
                <text:p>159.44921875</text:p>
              </table:table-cell>
              <table:table-cell office:value-type="float" office:value="7367">
                <text:p>73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4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2cm" svg:height="9.01cm" xlink:href=".." xlink:type="simple" chart:class="chart:line" chart:style-name="ch1">
        <chart:title svg:x="1.864cm" svg:y="0.316cm" chart:style-name="ch2">
          <text:p>MultiEDSM times with changing SuffixTree Factor up to [M/w]</text:p>
        </chart:title>
        <chart:legend chart:legend-position="end" svg:x="13.001cm" svg:y="3.708cm" style:legend-expansion="high" chart:style-name="ch3"/>
        <chart:plot-area chart:style-name="ch4" table:cell-range-address="second.A2:second.A11 second.C1:second.E11" chart:data-source-has-labels="both" svg:x="1.331cm" svg:y="1.275cm" svg:width="10.469cm" svg:height="6.574cm">
          <chartooo:coordinate-region svg:x="2.508cm" svg:y="1.275cm" svg:width="8.008cm" svg:height="5.19cm"/>
          <chart:axis chart:dimension="x" chart:name="primary-x" chart:style-name="ch5" chartooo:axis-type="auto">
            <chartooo:date-scale/>
            <chart:title svg:x="4.894cm" svg:y="8.029cm" chart:style-name="ch6">
              <text:p>Suffix Tree Factor (Tau)</text:p>
            </chart:title>
            <chart:categories table:cell-range-address="second.A2:second.A11"/>
          </chart:axis>
          <chart:axis chart:dimension="y" chart:name="primary-y" chart:style-name="ch7">
            <chart:title svg:x="0.451cm" svg:y="5.188cm" chart:style-name="ch8">
              <text:p>Time (s)</text:p>
            </chart:title>
            <chart:grid chart:style-name="ch9" chart:class="major"/>
          </chart:axis>
          <chart:axis chart:dimension="y" chart:name="secondary-y" chart:style-name="ch10">
            <chart:title svg:x="12.12cm" svg:y="5.585cm" chart:style-name="ch8">
              <text:p>Memory (MB)</text:p>
            </chart:title>
          </chart:axis>
          <chart:series chart:attached-axis="primary-y" chart:style-name="ch11" chart:values-cell-range-address="second.C2:second.C11" chart:label-cell-address="second.C1:second.C1" chart:class="chart:line">
            <chart:data-point chart:repeated="10"/>
          </chart:series>
          <chart:series chart:attached-axis="secondary-y" chart:style-name="ch12" chart:values-cell-range-address="second.D2:second.D11" chart:label-cell-address="second.D1:second.D1" chart:class="chart:line">
            <chart:data-point chart:repeated="10"/>
          </chart:series>
          <chart:series chart:attached-axis="primary-y" chart:style-name="ch13" chart:values-cell-range-address="second.E2:second.E11" chart:label-cell-address="second.E1:second.E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ssing</text:p>
                <draw:g>
                  <svg:desc>second.C1:second.C1</svg:desc>
                </draw:g>
              </table:table-cell>
              <table:table-cell office:value-type="string">
                <text:p>memory</text:p>
                <draw:g>
                  <svg:desc>second.D1:second.D1</svg:desc>
                </draw:g>
              </table:table-cell>
              <table:table-cell office:value-type="string">
                <text:p>duration</text:p>
                <draw:g>
                  <svg:desc>second.E1:second.E1</svg:desc>
                </draw:g>
              </table:table-cell>
            </table:table-row>
          </table:table-header-rows>
          <table:table-rows>
            <table:table-row>
              <table:table-cell office:value-type="float" office:value="3028">
                <text:p>3028</text:p>
                <draw:g>
                  <svg:desc>second.A2:second.A11</svg:desc>
                </draw:g>
              </table:table-cell>
              <table:table-cell office:value-type="float" office:value="5205.23">
                <text:p>5205.23</text:p>
                <draw:g>
                  <svg:desc>second.C2:second.C11</svg:desc>
                </draw:g>
              </table:table-cell>
              <table:table-cell office:value-type="float" office:value="256.37890625">
                <text:p>256.37890625</text:p>
                <draw:g>
                  <svg:desc>second.D2:second.D11</svg:desc>
                </draw:g>
              </table:table-cell>
              <table:table-cell office:value-type="float" office:value="9795">
                <text:p>9795</text:p>
                <draw:g>
                  <svg:desc>second.E2:second.E11</svg:desc>
                </draw:g>
              </table:table-cell>
            </table:table-row>
            <table:table-row>
              <table:table-cell office:value-type="float" office:value="6056">
                <text:p>6056</text:p>
              </table:table-cell>
              <table:table-cell office:value-type="float" office:value="5163.54">
                <text:p>5163.54</text:p>
              </table:table-cell>
              <table:table-cell office:value-type="float" office:value="201.375">
                <text:p>201.375</text:p>
              </table:table-cell>
              <table:table-cell office:value-type="float" office:value="9710">
                <text:p>9710</text:p>
              </table:table-cell>
            </table:table-row>
            <table:table-row>
              <table:table-cell office:value-type="float" office:value="9084">
                <text:p>9084</text:p>
              </table:table-cell>
              <table:table-cell office:value-type="float" office:value="5119">
                <text:p>5119</text:p>
              </table:table-cell>
              <table:table-cell office:value-type="float" office:value="185.5">
                <text:p>185.5</text:p>
              </table:table-cell>
              <table:table-cell office:value-type="float" office:value="9959">
                <text:p>9959</text:p>
              </table:table-cell>
            </table:table-row>
            <table:table-row>
              <table:table-cell office:value-type="float" office:value="12112">
                <text:p>12112</text:p>
              </table:table-cell>
              <table:table-cell office:value-type="float" office:value="5078.98">
                <text:p>5078.98</text:p>
              </table:table-cell>
              <table:table-cell office:value-type="float" office:value="176.6171875">
                <text:p>176.6171875</text:p>
              </table:table-cell>
              <table:table-cell office:value-type="float" office:value="9950">
                <text:p>9950</text:p>
              </table:table-cell>
            </table:table-row>
            <table:table-row>
              <table:table-cell office:value-type="float" office:value="15140">
                <text:p>15140</text:p>
              </table:table-cell>
              <table:table-cell office:value-type="float" office:value="5086.8">
                <text:p>5086.8</text:p>
              </table:table-cell>
              <table:table-cell office:value-type="float" office:value="168.93359375">
                <text:p>168.93359375</text:p>
              </table:table-cell>
              <table:table-cell office:value-type="float" office:value="9953">
                <text:p>9953</text:p>
              </table:table-cell>
            </table:table-row>
            <table:table-row>
              <table:table-cell office:value-type="float" office:value="18168">
                <text:p>18168</text:p>
              </table:table-cell>
              <table:table-cell office:value-type="float" office:value="5119.62">
                <text:p>5119.62</text:p>
              </table:table-cell>
              <table:table-cell office:value-type="float" office:value="165.6328125">
                <text:p>165.6328125</text:p>
              </table:table-cell>
              <table:table-cell office:value-type="float" office:value="10012">
                <text:p>10012</text:p>
              </table:table-cell>
            </table:table-row>
            <table:table-row>
              <table:table-cell office:value-type="float" office:value="21196">
                <text:p>21196</text:p>
              </table:table-cell>
              <table:table-cell office:value-type="float" office:value="5102.76">
                <text:p>5102.76</text:p>
              </table:table-cell>
              <table:table-cell office:value-type="float" office:value="162.45703125">
                <text:p>162.45703125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float" office:value="24224">
                <text:p>24224</text:p>
              </table:table-cell>
              <table:table-cell office:value-type="float" office:value="5158.38">
                <text:p>5158.38</text:p>
              </table:table-cell>
              <table:table-cell office:value-type="float" office:value="162.37890625">
                <text:p>162.37890625</text:p>
              </table:table-cell>
              <table:table-cell office:value-type="float" office:value="10093">
                <text:p>10093</text:p>
              </table:table-cell>
            </table:table-row>
            <table:table-row>
              <table:table-cell office:value-type="float" office:value="27252">
                <text:p>27252</text:p>
              </table:table-cell>
              <table:table-cell office:value-type="float" office:value="5118.1">
                <text:p>5118.1</text:p>
              </table:table-cell>
              <table:table-cell office:value-type="float" office:value="160.375">
                <text:p>160.375</text:p>
              </table:table-cell>
              <table:table-cell office:value-type="float" office:value="10017">
                <text:p>10017</text:p>
              </table:table-cell>
            </table:table-row>
            <table:table-row>
              <table:table-cell office:value-type="float" office:value="30280">
                <text:p>30280</text:p>
              </table:table-cell>
              <table:table-cell office:value-type="float" office:value="5150.28">
                <text:p>5150.28</text:p>
              </table:table-cell>
              <table:table-cell office:value-type="float" office:value="159.484375">
                <text:p>159.484375</text:p>
              </table:table-cell>
              <table:table-cell office:value-type="float" office:value="10079">
                <text:p>100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